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49f3eb" style:font-size-asian="6pt" style:font-size-complex="6pt"/>
    </style:style>
    <style:style style:name="P3" style:family="paragraph" style:parent-style-name="Standard">
      <style:text-properties style:font-name="FreeSans1" officeooo:rsid="0007a16d" officeooo:paragraph-rsid="0007a16d"/>
    </style:style>
    <style:style style:name="P4" style:family="paragraph" style:parent-style-name="Standard">
      <style:paragraph-properties fo:line-height="1.85cm"/>
      <style:text-properties style:font-name="FreeSans1" officeooo:rsid="0015d803" officeooo:paragraph-rsid="00427d49"/>
    </style:style>
    <style:style style:name="P5" style:family="paragraph" style:parent-style-name="Standard">
      <style:paragraph-properties fo:line-height="4.099cm"/>
      <style:text-properties style:font-name="FreeSans1" officeooo:rsid="0015d803" officeooo:paragraph-rsid="00427d49"/>
    </style:style>
    <style:style style:name="P6" style:family="paragraph" style:parent-style-name="Standard">
      <style:text-properties style:font-name="FreeSans1" officeooo:rsid="002ad1fc" officeooo:paragraph-rsid="004887b9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9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27d49"/>
    </style:style>
    <style:style style:name="P10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5e5f3"/>
    </style:style>
    <style:style style:name="P11" style:family="paragraph" style:parent-style-name="Standard">
      <style:text-properties style:font-name="BetecknaLowerCase1" officeooo:rsid="001290e9" officeooo:paragraph-rsid="00427d49"/>
    </style:style>
    <style:style style:name="P12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3" style:family="paragraph">
      <style:text-properties style:font-name="Tuffy" fo:font-size="96pt" style:font-size-asian="96pt" style:font-size-complex="96pt"/>
    </style:style>
    <style:style style:name="P14" style:family="paragraph">
      <style:text-properties style:font-name="FreeSans1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="FreeSans" fo:font-size="12pt" fo:font-style="normal" officeooo:rsid="001a7abf" style:font-name-asian="FreeSans" style:font-size-asian="12pt" style:font-style-asian="normal" style:font-name-complex="FreeSans" style:font-size-complex="12pt" style:font-style-complex="normal"/>
    </style:style>
    <style:style style:name="T4" style:family="text">
      <style:text-properties style:font-name="FreeSans" fo:font-size="12pt" fo:font-style="normal" officeooo:rsid="0047a308" style:font-name-asian="FreeSans" style:font-size-asian="12pt" style:font-style-asian="normal" style:font-name-complex="FreeSans" style:font-size-complex="12pt" style:font-style-complex="normal"/>
    </style:style>
    <style:style style:name="T5" style:family="text">
      <style:text-properties style:font-name="FreeSans" fo:font-size="12pt" fo:font-style="normal" officeooo:rsid="0048202c" style:font-name-asian="FreeSans" style:font-size-asian="12pt" style:font-style-asian="normal" style:font-name-complex="FreeSans" style:font-size-complex="12pt" style:font-style-complex="normal"/>
    </style:style>
    <style:style style:name="T6" style:family="text">
      <style:text-properties style:font-name="FreeSans" fo:font-size="12pt" fo:font-style="normal" officeooo:rsid="004887b9" style:font-name-asian="FreeSans" style:font-size-asian="12pt" style:font-style-asian="normal" style:font-name-complex="FreeSans" style:font-size-complex="12pt" style:font-style-complex="normal"/>
    </style:style>
    <style:style style:name="T7" style:family="text">
      <style:text-properties officeooo:rsid="001a7abf" style:font-name-asian="Droid Sans Fallback" style:font-name-complex="FreeSans2"/>
    </style:style>
    <style:style style:name="T8" style:family="text">
      <style:text-properties style:font-name="BetecknaLowerCase1" fo:font-size="48pt" officeooo:rsid="00427d49" style:font-size-asian="48pt" style:font-size-complex="48pt"/>
    </style:style>
    <style:style style:name="T9" style:family="text">
      <style:text-properties style:font-name="BetecknaLowerCase1" fo:font-size="8pt" officeooo:rsid="003f3ea6" style:font-size-asian="8pt" style:font-size-complex="8pt"/>
    </style:style>
    <style:style style:name="T10" style:family="text">
      <style:text-properties style:font-name="BetecknaLowerCase1" fo:font-size="6pt" officeooo:rsid="003f3ea6" style:font-size-asian="6pt" style:font-size-complex="6pt"/>
    </style:style>
    <style:style style:name="T11" style:family="text">
      <style:text-properties style:font-name="BetecknaLowerCase1" officeooo:rsid="00427d49" style:font-size-complex="8pt"/>
    </style:style>
    <style:style style:name="T12" style:family="text">
      <style:text-properties fo:font-style="normal" officeooo:rsid="00460f8f" style:font-name-asian="Droid Sans Fallback" style:font-style-asian="normal" style:font-name-complex="FreeSans2" style:font-style-complex="normal"/>
    </style:style>
    <style:style style:name="T13" style:family="text">
      <style:text-properties officeooo:rsid="003c87cc"/>
    </style:style>
    <style:style style:name="T14" style:family="text">
      <style:text-properties officeooo:rsid="003f3ea6"/>
    </style:style>
    <style:style style:name="T15" style:family="text">
      <style:text-properties fo:font-size="3pt" officeooo:rsid="003c87cc" style:font-size-asian="3pt" style:font-size-complex="3pt"/>
    </style:style>
    <style:style style:name="T16" style:family="text">
      <style:text-properties officeooo:rsid="003c87cc" style:font-size-complex="3pt"/>
    </style:style>
    <style:style style:name="T17" style:family="text">
      <style:text-properties officeooo:rsid="0040a045"/>
    </style:style>
    <style:style style:name="T18" style:family="text">
      <style:text-properties officeooo:rsid="00427d49"/>
    </style:style>
    <style:style style:name="T19" style:family="text">
      <style:text-properties officeooo:rsid="004352f7"/>
    </style:style>
    <style:style style:name="T20" style:family="text">
      <style:text-properties fo:font-size="12pt" fo:font-style="normal" officeooo:rsid="001a7abf" style:font-name-asian="Droid Sans Fallback" style:font-size-asian="12pt" style:font-style-asian="normal" style:font-name-complex="FreeSans2" style:font-size-complex="12pt" style:font-style-complex="normal"/>
    </style:style>
    <style:style style:name="T21" style:family="text">
      <style:text-properties officeooo:rsid="001f5956"/>
    </style:style>
    <style:style style:name="T22" style:family="text">
      <style:text-properties style:font-name="Tuffy" fo:font-size="96pt" style:font-size-asian="96pt" style:font-size-complex="96pt"/>
    </style:style>
    <style:style style:name="T23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51cm" svg:stroke-color="#000000" draw:marker-start-width="0.429cm" draw:marker-end="" draw:marker-end-width="0.203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51cm" svg:stroke-color="#000000" draw:marker-start="" draw:marker-start-width="0.199cm" draw:marker-end="" draw:marker-end-width="0.203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width="0.051cm" svg:stroke-color="#000000" draw:marker-start="" draw:marker-start-width="0.199cm" draw:marker-end="Linienspitzen_20_1" draw:marker-end-width="0.203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3" svg:width="4.151cm" svg:height="5.813cm" svg:x="14.806cm" svg:y="1.727cm">
        <draw:text-box>
          <text:p><text:span text:style-name="T22">Ü</text:span></text:p>
        </draw:text-box>
      </draw:frame>
      <draw:frame text:anchor-type="page" text:anchor-page-number="1" draw:z-index="1" draw:style-name="gr2" draw:text-style-name="P14" svg:width="0.237cm" svg:height="0.579cm" svg:x="15.356cm" svg:y="3.593cm">
        <draw:text-box>
          <text:p><text:span text:style-name="T23">1</text:span></text:p>
        </draw:text-box>
      </draw:frame>
      <draw:path text:anchor-type="page" text:anchor-page-number="1" draw:z-index="2" draw:style-name="gr3" draw:text-style-name="P15" svg:width="2.138cm" svg:height="1.267cm" draw:transform="rotate (0.00418879020478639) translate (15.8288326473118cm 4.70869495180454cm)" svg:viewBox="0 0 2139 1268" svg:d="M0 0c-3 1637 2118 1744 2139 0">
        <text:p/>
      </draw:path>
      <draw:line text:anchor-type="page" text:anchor-page-number="1" draw:z-index="3" draw:style-name="gr4" draw:text-style-name="P15" svg:x1="15.829cm" svg:y1="4.745cm" svg:x2="15.829cm" svg:y2="3.288cm">
        <text:p/>
      </draw:line>
      <draw:line text:anchor-type="page" text:anchor-page-number="1" draw:z-index="4" draw:style-name="gr5" draw:text-style-name="P15" svg:x1="17.967cm" svg:y1="4.745cm" svg:x2="17.967cm" svg:y2="3.288cm">
        <text:p/>
      </draw:line>
      <draw:path text:anchor-type="page" text:anchor-page-number="1" draw:z-index="5" draw:style-name="gr6" draw:text-style-name="P15" svg:width="0.461cm" svg:height="0.309cm" draw:transform="skewX (0.00191986217719369) rotate (-2.07135675626687) translate (16.4478120035724cm 2.28986798976392cm)" svg:viewBox="0 0 462 310" svg:d="M433 131c-383 554-757-383 29-62">
        <text:p/>
      </draw:path>
      <draw:frame text:anchor-type="page" text:anchor-page-number="1" draw:z-index="6" draw:style-name="gr2" draw:text-style-name="P14" svg:width="0.287cm" svg:height="0.579cm" svg:x="15.647cm" svg:y="1.693cm">
        <draw:text-box>
          <text:p><text:span text:style-name="T23">2</text:span></text:p>
        </draw:text-box>
      </draw:frame>
      <draw:path text:anchor-type="page" text:anchor-page-number="1" draw:z-index="7" draw:style-name="gr6" draw:text-style-name="P15" svg:width="0.461cm" svg:height="0.309cm" draw:transform="skewX (0.00191986217719369) rotate (-2.07135675626687) translate (17.2980064480169cm 2.28986798976392cm)" svg:viewBox="0 0 462 310" svg:d="M433 131c-383 554-757-383 29-62">
        <text:p/>
      </draw:path>
      <draw:frame text:anchor-type="page" text:anchor-page-number="1" draw:z-index="8" draw:style-name="gr2" draw:text-style-name="P14" svg:width="0.287cm" svg:height="0.579cm" svg:x="16.498cm" svg:y="1.693cm">
        <draw:text-box>
          <text:p><text:span text:style-name="T23">3</text:span></text:p>
        </draw:text-box>
      </draw:frame>
      <text:p text:style-name="P7">LATIN CAPITAL LETTER <text:span text:style-name="T14">U WITH DIAERESIS</text:span></text:p>
      <text:p text:style-name="P8">Das große <text:span text:style-name="T18">Ü</text:span></text:p>
      <text:p text:style-name="P3"/>
      <text:p text:style-name="P6"><text:span text:style-name="T19">Übung </text:span><text:span text:style-name="T2">•</text:span><text:span text:style-name="T7"> </text:span><text:span text:style-name="T12">Überwachung</text:span><text:span text:style-name="T20"> </text:span><text:span text:style-name="T3">• </text:span><text:span text:style-name="T4">Überstunde</text:span><text:span text:style-name="T5">n</text:span><text:span text:style-name="T20"> </text:span><text:span text:style-name="T3">• </text:span><text:span text:style-name="T6">Überlick</text:span></text:p>
      <text:p text:style-name="P5"><text:span text:style-name="Outline_5f_very_5f_large"><text:span text:style-name="T11">Ü</text:span></text:span><text:span text:style-name="Outline_5f_very_5f_large"><text:span text:style-name="T9"> </text:span></text:span><text:span text:style-name="Outline_5f_very_5f_large"><text:span text:style-name="T11">Ü</text:span></text:span><text:span text:style-name="Outline_5f_very_5f_large"><text:span text:style-name="T9"> </text:span></text:span><text:span text:style-name="Outline_5f_very_5f_large"><text:span text:style-name="T11">Ü</text:span></text:span><text:span text:style-name="Outline_5f_very_5f_large"><text:span text:style-name="T9"> </text:span></text:span><text:span text:style-name="Outline_5f_very_5f_large"><text:span text:style-name="T11">Ü</text:span></text:span><text:span text:style-name="Outline_5f_very_5f_large"><text:span text:style-name="T9"> </text:span></text:span><text:span text:style-name="Outline_5f_very_5f_large"><text:span text:style-name="T11">Ü</text:span></text:span></text:p>
      <text:p text:style-name="P4"><text:span text:style-name="Outline_5f_large"><text:span text:style-name="T8">Ü</text:span></text:span><text:span text:style-name="Outline_5f_large"><text:span text:style-name="T10"> </text:span></text:span><text:span text:style-name="Outline_5f_large"><text:span text:style-name="T8">Ü</text:span></text:span><text:span text:style-name="Outline_5f_large"><text:span text:style-name="T10"> </text:span></text:span><text:span text:style-name="Outline_5f_large"><text:span text:style-name="T8">Ü</text:span></text:span><text:span text:style-name="Outline_5f_large"><text:span text:style-name="T10"> </text:span></text:span><text:span text:style-name="Outline_5f_large"><text:span text:style-name="T8">Ü</text:span></text:span><text:span text:style-name="Outline_5f_large"><text:span text:style-name="T10"> </text:span></text:span><text:span text:style-name="Outline_5f_large"><text:span text:style-name="T8">Ü</text:span></text:span><text:span text:style-name="Outline_5f_large"><text:span text:style-name="T10"> </text:span></text:span><text:span text:style-name="Outline_5f_large"><text:span text:style-name="T8">Ü</text:span></text:span><text:span text:style-name="Outline_5f_large"><text:span text:style-name="T10"> </text:span></text:span><text:span text:style-name="Outline_5f_large"><text:span text:style-name="T8">Ü</text:span></text:span><text:span text:style-name="Outline_5f_large"><text:span text:style-name="T10"> </text:span></text:span><text:span text:style-name="Outline_5f_large"><text:span text:style-name="T8">Ü</text:span></text:span><text:span text:style-name="Outline_5f_large"><text:span text:style-name="T10"> </text:span></text:span><text:span text:style-name="Outline_5f_large"><text:span text:style-name="T8">Ü</text:span></text:span><text:span text:style-name="Outline_5f_large"><text:span text:style-name="T10"> </text:span></text:span><text:span text:style-name="Outline_5f_large"><text:span text:style-name="T8">Ü</text:span></text:span><text:span text:style-name="Outline_5f_large"><text:span text:style-name="T10"> </text:span></text:span><text:span text:style-name="Outline_5f_large"><text:span text:style-name="T8">Ü</text:span></text:span><text:span text:style-name="Outline_5f_large"><text:span text:style-name="T10"> </text:span></text:span><text:span text:style-name="Outline_5f_large"><text:span text:style-name="T8">Ü</text:span></text:span><text:span text:style-name="Outline_5f_large"><text:span text:style-name="T10"> </text:span></text:span><text:span text:style-name="Outline_5f_large"><text:span text:style-name="T8">Ü</text:span></text:span><text:span text:style-name="Outline_5f_large"><text:span text:style-name="T10"> </text:span></text:span><text:span text:style-name="Outline_5f_large"><text:span text:style-name="T8">Ü</text:span></text:span><text:span text:style-name="Outline_5f_large"><text:span text:style-name="T10"> </text:span></text:span><text:span text:style-name="Outline_5f_large"><text:span text:style-name="T8">Ü</text:span></text:span></text:p>
      <text:p text:style-name="P11"><text:span text:style-name="Outline"><text:span text:style-name="T13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/text:p>
      <text:p text:style-name="P10"><text:span text:style-name="Outline"><text:span text:style-name="T13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/text:p>
      <text:p text:style-name="P10"><text:span text:style-name="Outline"><text:span text:style-name="T13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/text:p>
      <text:p text:style-name="P10"><text:span text:style-name="Outline"><text:span text:style-name="T13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/text:p>
      <text:p text:style-name="P10"><text:span text:style-name="Outline"><text:span text:style-name="T13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/text:p>
      <text:p text:style-name="P10"><text:span text:style-name="Outline"><text:span text:style-name="T13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/text:p>
      <text:p text:style-name="P10"><text:span text:style-name="Outline"><text:span text:style-name="T13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/text:p>
      <text:p text:style-name="P10"><text:span text:style-name="Outline"><text:span text:style-name="T13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/text:p>
      <text:p text:style-name="P10"><text:span text:style-name="Outline"><text:span text:style-name="T13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/text:p>
      <text:p text:style-name="P10"><text:span text:style-name="Outline"><text:span text:style-name="T13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/text:p>
      <text:p text:style-name="P10"><text:span text:style-name="Outline"><text:span text:style-name="T13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/text:p>
      <text:p text:style-name="P10"><text:span text:style-name="Outline"><text:span text:style-name="T13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/text:p>
      <text:p text:style-name="P10"><text:span text:style-name="Outline"><text:span text:style-name="T13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text:span text:style-name="Outline"><text:span text:style-name="T15"> </text:span></text:span><text:span text:style-name="Outline"><text:span text:style-name="T16">Ü</text:span></text:span></text:p>
      <text:p text:style-name="P9"><draw:line text:anchor-type="paragraph" draw:z-index="9" draw:style-name="gr7" draw:text-style-name="P16" svg:x1="0cm" svg:y1="0.319cm" svg:x2="17cm" svg:y2="0.319cm"><text:p/></draw:line><draw:line text:anchor-type="paragraph" draw:z-index="10" draw:style-name="gr7" draw:text-style-name="P16" svg:x1="0cm" svg:y1="0.72cm" svg:x2="17cm" svg:y2="0.72cm"><text:p/></draw:line><draw:line text:anchor-type="paragraph" draw:z-index="11" draw:style-name="gr7" draw:text-style-name="P16" svg:x1="0cm" svg:y1="0.921cm" svg:x2="17cm" svg:y2="0.921cm"><text:p/></draw:line><draw:line text:anchor-type="paragraph" draw:z-index="12" draw:style-name="gr7" draw:text-style-name="P16" svg:x1="0cm" svg:y1="0.52cm" svg:x2="17cm" svg:y2="0.52cm"><text:p/></draw:line><text:span text:style-name="Outline"><text:span text:style-name="T17">Ü</text:span></text:span></text:p>
      <text:p text:style-name="P9"><draw:line text:anchor-type="paragraph" draw:z-index="13" draw:style-name="gr7" draw:text-style-name="P16" svg:x1="0cm" svg:y1="0.319cm" svg:x2="17cm" svg:y2="0.319cm"><text:p/></draw:line><draw:line text:anchor-type="paragraph" draw:z-index="14" draw:style-name="gr7" draw:text-style-name="P16" svg:x1="0cm" svg:y1="0.921cm" svg:x2="17cm" svg:y2="0.921cm"><text:p/></draw:line><text:span text:style-name="Outline"><text:span text:style-name="T17">Ü</text:span></text:span></text:p>
      <text:p text:style-name="P1"/>
      <text:p text:style-name="P1"/>
      <text:p text:style-name="P1"/>
      <text:p text:style-name="P1"/>
      <text:p text:style-name="P2"><text:span text:style-name="T1">©</text:span> Copyright 2016 Stephan Kreutzer, <text:span text:style-name="T21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draw:marker draw:name="Linienspitzen_20_2" draw:display-name="Linienspitzen 2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3:14.818658668</dc:date>
    <dc:creator>Stephan Kreutzer</dc:creator>
    <meta:editing-duration>PT1H45M41S</meta:editing-duration>
    <meta:editing-cycles>69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458" meta:character-count="1092" meta:non-whitespace-character-count="655"/>
  </office:meta>
</office:document-meta>
</file>